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10-17_07-42-08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0-17_01-47-44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0-17_01-47-37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0-17_07-41-43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 office:value-type="string">
            <text:p>2022-10-16_21-04-02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2-10-17_14-00-44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9" office:value-type="string">
            <text:p>2022-10-17_18-09-14_000.mp4</text:p>
          </table:table-cell>
          <table:table-cell table:style-name="ce20" office:value-type="string">
            <text:p>:VIDEO / @自室 / 記録 / guitar / 演奏、play / R=1 / genr=melody:arpeggio,key=D,tuning=1:5-2:4-3:1h-4;1,Re~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VIDEO / @自室 / 記録 / guitar / 演奏、play / R=1 / genr=melody:arpeggio,key=D,tuning=1:5-2:4-3:1h-4;1,Re~,other=~">
            <text:p>:VIDEO / @自室 / 記録 / guitar / 演奏、play / R=1 / genr=melody:arpeggio,key=D,tuning=1:5-2:4-3:1h-4;1,Re~,other=~</text:p>
          </table:table-cell>
          <table:table-cell table:style-name="ce10" table:formula="of:=RIGHT([.B8];[.K8])" office:value-type="string" office:string-value="mp4">
            <text:p>mp4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10-17_12-49-19_000.jpg</text:p>
          </table:table-cell>
          <table:table-cell table:style-name="ce27" office:value-type="string">
            <text:p>:m RES #*# / free# JVEMV6 83#_5:1 / 83. chemistry / topics=有機化学,w=ラジカル,s=~,i=~,other=~,doc=r-1-1~1.1:f-9#L.0-1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RES #*# / free# JVEMV6 83#_5:1 / 83. chemistry / topics=有機化学,w=ラジカル,s=~,i=~,other=~,doc=r-1-1~1.1:f-9#L.0-1">
            <text:p>:m RES #*# / free# JVEMV6 83#_5:1 / 83. chemistry / topics=有機化学,w=ラジカル,s=~,i=~,other=~,doc=r-1-1~1.1:f-9#L.0-1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10-17_17-02-14_000.jpg</text:p>
          </table:table-cell>
          <table:table-cell table:style-name="ce27" office:value-type="string">
            <text:p>:m RES #*# / free# JVEMV6 83#_5:1 / 83. chemistry / topics=有機化学,w=求核剤；ペンタンジオン；臭化ブチル,s=~,i=~,other=~,doc=r-1-1~1.1:f-11#L.~1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RES #*# / free# JVEMV6 83#_5:1 / 83. chemistry / topics=有機化学,w=求核剤；ペンタンジオン；臭化ブチル,s=~,i=~,other=~,doc=r-1-1~1.1:f-11#L.~1">
            <text:p>:m RES #*# / free# JVEMV6 83#_5:1 / 83. chemistry / topics=有機化学,w=求核剤；ペンタンジオン；臭化ブチル,s=~,i=~,other=~,doc=r-1-1~1.1:f-11#L.~1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0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8">2022/10/18</text:date>, <text:time>10:23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0-18T10:23:10.60</dc:date>
    <dc:creator>iwabuchi ken</dc:creator>
    <meta:editing-duration>P49DT21H4M14S</meta:editing-duration>
    <meta:editing-cycles>16265</meta:editing-cycles>
    <meta:document-statistic meta:table-count="2" meta:cell-count="911" meta:object-count="0"/>
    <meta:user-defined meta:name="qrichtext">1</meta:user-defined>
  </office:meta>
</office:document-meta>
</file>